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29:51.548069392</dc:date>
    <meta:editing-duration>PT2M26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9903810567666">
                <text:p>1.29903810567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41656455535622">
                <text:p>1.41656455535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8390849944448">
                <text:p>1.48390849944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9868424514829">
                <text:p>1.49868424514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6036835430974">
                <text:p>1.46036835430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3703181864639">
                <text:p>1.3703181864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23172381370056">
                <text:p>1.2317238137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04949501077005">
                <text:p>1.04949501077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30087323865016">
                <text:p>0.830087323865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81273379678155">
                <text:p>0.581273379678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1186753622664">
                <text:p>0.31186753622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314136298250363">
                <text:p>0.031413629825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250153120074154">
                <text:p>-0.25015312007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522858070982723">
                <text:p>-0.522858070982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77040514059695">
                <text:p>-0.777040514059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00369590953829">
                <text:p>-1.00369590953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19479487703629">
                <text:p>-1.19479487703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34356764035912">
                <text:p>-1.34356764035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44474385019649">
                <text:p>-1.44474385019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9473928887426">
                <text:p>-1.49473928887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49178284305241">
                <text:p>-1.49178284305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4359792462981">
                <text:p>-1.4359792462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32930536884682">
                <text:p>-1.32930536884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17554018598876">
                <text:p>-1.17554018598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80130905985159">
                <text:p>-0.980130905985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50000000000001">
                <text:p>-0.75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493299970107876">
                <text:p>-0.49329997010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19124542843617">
                <text:p>-0.219124542843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628134805937992">
                <text:p>0.0628134805937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42526305165982">
                <text:p>0.342526305165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0104964613701">
                <text:p>0.610104964613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856070351526646">
                <text:p>0.856070351526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07170901944921">
                <text:p>1.07170901944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24938186106515">
                <text:p>1.24938186106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38279472738275">
                <text:p>1.38279472738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46722140110071">
                <text:p>1.46722140110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49967102521227">
                <text:p>1.49967102521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7899405560576">
                <text:p>1.47899405560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40592298423784">
                <text:p>1.40592298423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8304639024076">
                <text:p>1.28304639024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1471723821609">
                <text:p>1.114717238216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6898672293561">
                <text:p>0.906898672293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666952768777391">
                <text:p>0.666952768777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403379730922898">
                <text:p>0.403379730922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25516764998474">
                <text:p>0.125516764998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156792694901481">
                <text:p>-0.156792694901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33547695416709">
                <text:p>-0.433547695416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94944052679795">
                <text:p>-0.694944052679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31721670417466">
                <text:p>-0.931721670417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13549258347763">
                <text:p>-1.13549258347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29903810567666">
                <text:p>-1.29903810567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41656455535622">
                <text:p>-1.416564555356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48390849944448">
                <text:p>-1.48390849944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49868424514829">
                <text:p>-1.49868424514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46036835430974">
                <text:p>-1.46036835430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3703181864639">
                <text:p>-1.37031818646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23172381370056">
                <text:p>-1.23172381370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04949501077005">
                <text:p>-1.04949501077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30087323865018">
                <text:p>-0.830087323865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581273379678155">
                <text:p>-0.581273379678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11867536226639">
                <text:p>-0.311867536226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0314136298250369">
                <text:p>-0.0314136298250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250153120074153">
                <text:p>0.250153120074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22858070982723">
                <text:p>0.522858070982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777040514059697">
                <text:p>0.777040514059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00369590953829">
                <text:p>1.00369590953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1947948770363">
                <text:p>1.1947948770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34356764035912">
                <text:p>1.34356764035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44474385019649">
                <text:p>1.44474385019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49473928887426">
                <text:p>1.49473928887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49178284305241">
                <text:p>1.49178284305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359792462981">
                <text:p>1.4359792462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32930536884682">
                <text:p>1.32930536884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17554018598876">
                <text:p>1.17554018598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80130905985159">
                <text:p>0.980130905985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493299970107874">
                <text:p>0.493299970107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19124542843618">
                <text:p>0.219124542843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0628134805937999">
                <text:p>-0.0628134805937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342526305165985">
                <text:p>-0.342526305165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10104964613698">
                <text:p>-0.610104964613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856070351526648">
                <text:p>-0.856070351526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0717090194492">
                <text:p>-1.07170901944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4938186106515">
                <text:p>-1.24938186106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38279472738275">
                <text:p>-1.38279472738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46722140110071">
                <text:p>-1.46722140110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49967102521227">
                <text:p>-1.49967102521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7899405560576">
                <text:p>-1.47899405560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0592298423784">
                <text:p>-1.40592298423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8304639024076">
                <text:p>-1.28304639024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1471723821609">
                <text:p>-1.11471723821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6898672293566">
                <text:p>-0.9068986722935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666952768777397">
                <text:p>-0.666952768777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03379730922901">
                <text:p>-0.403379730922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125516764998477">
                <text:p>-0.1255167649984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156792694901475">
                <text:p>0.156792694901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33547695416706">
                <text:p>0.4335476954167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9494405267979">
                <text:p>0.69494405267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31721670417462">
                <text:p>0.931721670417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13549258347763">
                <text:p>1.135492583477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29903810567666">
                <text:p>1.29903810567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